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in" table:align="margins"/>
    </style:style>
    <style:style style:name="Table1.A" style:family="table-column">
      <style:table-column-properties style:column-width="2.1in" style:rel-column-width="21845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993in"/>
    </style:style>
    <style:style style:name="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fo:font-weight="normal" officeooo:rsid="0017131f" officeooo:paragraph-rsid="001713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mbria" officeooo:paragraph-rsid="0016112f"/>
    </style:style>
    <style:style style:name="P14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18e72a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2pt" officeooo:rsid="0014750b" officeooo:paragraph-rsid="001a1caa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2pt" officeooo:rsid="001a1caa" officeooo:paragraph-rsid="001a1caa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2cd7d" officeooo:paragraph-rsid="001a1caa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a1caa" officeooo:paragraph-rsid="001a1caa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ambria" fo:font-size="14pt" fo:font-weight="bold" officeooo:rsid="000dd35c" officeooo:paragraph-rsid="001a1caa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mbria" fo:font-size="14pt" fo:font-weight="normal" officeooo:rsid="001a1caa" officeooo:paragraph-rsid="001a1caa" style:font-size-asian="14pt" style:font-weight-asian="normal" style:font-size-complex="14pt" style:font-weight-complex="normal"/>
    </style:style>
    <style:style style:name="T1" style:family="text">
      <style:text-properties officeooo:rsid="0014750b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d35c" style:font-style-asian="italic" style:font-style-complex="italic"/>
    </style:style>
    <style:style style:name="T5" style:family="text">
      <style:text-properties officeooo:rsid="000dd35c"/>
    </style:style>
    <style:style style:name="T6" style:family="text">
      <style:text-properties style:text-position="super 58%" fo:font-style="italic" officeooo:rsid="000dd35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officeooo:rsid="0003b613" style:font-weight-asian="normal" style:font-weight-complex="normal"/>
    </style:style>
    <style:style style:name="T9" style:family="text">
      <style:text-properties style:font-name="Cambria"/>
    </style:style>
    <style:style style:name="T10" style:family="text">
      <style:text-properties fo:font-size="12pt" fo:font-weight="normal" officeooo:rsid="0003b613" style:font-size-asian="10.5pt" style:font-weight-asian="normal" style:font-size-complex="12pt" style:font-weight-complex="normal"/>
    </style:style>
    <style:style style:name="T11" style:family="text">
      <style:text-properties officeooo:rsid="0018e72a"/>
    </style:style>
    <style:style style:name="T12" style:family="text">
      <style:text-properties officeooo:rsid="001a1caa"/>
    </style:style>
    <style:style style:name="T13" style:family="text">
      <style:text-properties officeooo:rsid="001ad2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RAHUL YEDIDA</text:p>
          </table:table-cell>
          <table:table-cell table:style-name="Table1.A1" office:value-type="string">
            <text:p text:style-name="P21">Ph.D. Student</text:p>
          </table:table-cell>
          <table:table-cell table:style-name="Table1.A1" office:value-type="string">
            <text:p text:style-name="P15"><text:a xlink:type="simple" xlink:href="mailto:ryedida@ncsu.edu" text:style-name="Internet_20_link" text:visited-style-name="Visited_20_Internet_20_Link"><text:span text:style-name="T11">ryedida@ncsu.edu</text:span></text:a></text:p>
          </table:table-cell>
        </table:table-row>
        <table:table-row>
          <table:table-cell table:style-name="Table1.A1" office:value-type="string">
            <text:p text:style-name="P18">Curriculum Vitae</text:p>
          </table:table-cell>
          <table:table-cell table:style-name="Table1.A1" office:value-type="string">
            <text:p text:style-name="P19">Dept. of Computer Science</text:p>
          </table:table-cell>
          <table:table-cell table:style-name="Table1.A1" office:value-type="string">
            <text:p text:style-name="P14">(+91) 9632331601</text:p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NC State University</text:p>
          </table:table-cell>
          <table:table-cell table:style-name="Table1.A1" office:value-type="string">
            <text:p text:style-name="P14">github/yrahul3910</text:p>
          </table:table-cell>
        </table:table-row>
      </table:table>
      <text:p text:style-name="P7"/>
      <text:p text:style-name="P8">EDUCATION</text:p>
      <text:p text:style-name="P3">2019<text:tab/>B.E.<text:span text:style-name="T7"><text:tab/></text:span>Computer Science &amp; Engineering, PES University, Electronic City Campus</text:p>
      <text:p text:style-name="P3"/>
      <text:p text:style-name="P9">PUBLICATIONS</text:p>
      <text:p text:style-name="P10">Working papers under revision or review</text:p>
      <text:p text:style-name="P4">2019<text:tab/>Snehanshu Saha, Nithin Nagaraj, Archana Mathur, Rahul Yedida. Evolution of <text:tab/>Novel Activation Functions in Neural Network Training and implications in <text:tab/>Habitability Classification</text:p>
      <text:p text:style-name="P13"><text:span text:style-name="T10">2019<text:tab/>Rahul Yedida and Snehanshu Saha. </text:span><text:span text:style-name="T8">LipschitzLR: Using theoretically computed <text:tab/>adaptive learning rates for fast convergence</text:span></text:p>
      <text:p text:style-name="P5">2019<text:tab/>Luckyson Khaidem, Rahul Yedida, Abhijit J. Theophilus. Optimizing Inter-<text:tab/>nationality of Journals: A classical gradient approach revisited via Swarm <text:tab/>Intelligence.</text:p>
      <text:p text:style-name="P5">2018<text:tab/>Adel M. Aladwani, Snehanshu Saha, Rahul Yedida. A suggested approach for <text:tab/>identifying prolific authors.</text:p>
      <text:p text:style-name="P5"/>
      <text:p text:style-name="P9">CONFERENCE ACTIVITY</text:p>
      <text:p text:style-name="P9">Papers Presented</text:p>
      <text:p text:style-name="P5">2017<text:tab/>Rahul Yedida et al. Employee Attrition Prediction. <text:span text:style-name="T4">3</text:span><text:span text:style-name="T6">rd</text:span><text:span text:style-name="T4"> National Conference on <text:tab/></text:span><text:span text:style-name="T3">Recent Innovations in Science and Engineering, </text:span><text:span text:style-name="T4">2017</text:span><text:span text:style-name="T5">.</text:span></text:p>
      <text:p text:style-name="P5"/>
      <text:p text:style-name="P11">CAMPUS TALKS</text:p>
      <text:p text:style-name="P6">2018<text:tab/>An Introduction to Data Analysis, PES University, Electronic City Campus</text:p>
      <text:p text:style-name="P6">2018<text:tab/>Machine Learning, PES University, Electronic City Campus</text:p>
      <text:p text:style-name="P6">2018<text:tab/>How to design a Flappy Bird game, PES University, Electronic City Campus</text:p>
      <text:p text:style-name="P6">2017<text:tab/>Complexity Classes and NP-Completeness, PES University, Electronic City Campus</text:p>
      <text:p text:style-name="P6"/>
      <text:p text:style-name="P12">REFERENCES</text:p>
      <text:p text:style-name="P6">Snehanshu Saha, Ph.D.</text:p>
      <text:p text:style-name="P2">Professor, PES University</text:p>
      <text:p text:style-name="P2"><text:a xlink:type="simple" xlink:href="mailto:snehanshusaha@pes.edu" text:style-name="Internet_20_link" text:visited-style-name="Visited_20_Internet_20_Link"><text:span text:style-name="T9">snehanshusaha@pes.edu</text:span></text:a></text:p>
      <text:p text:style-name="P2">(+91) 80 66186635</text:p>
      <text:p text:style-name="P2"/>
      <text:p text:style-name="P2">Sandesh B Jayanth, Ph.D.</text:p>
      <text:p text:style-name="P2">Professor and Head of Department, PES University, Electronic City Campus</text:p>
      <text:p text:style-name="P2"><text:a xlink:type="simple" xlink:href="mailto:sandesh_bj@pes.edu" text:style-name="Internet_20_link" text:visited-style-name="Visited_20_Internet_20_Link"><text:span text:style-name="T9">sandesh_bj@pes.edu</text:span></text:a></text:p>
      <text:p text:style-name="P2">(+91) 80 66186623</text:p>
      <text:p text:style-name="P2"/>
      <text:p text:style-name="P2">Vandana M. Ladwani, M.Tech.</text:p>
      <text:p text:style-name="P2">Assistant Professor, PES University, Electronic City Campus</text:p>
      <text:p text:style-name="P2"><text:a xlink:type="simple" xlink:href="mailto:vandanamd@pes.edu" text:style-name="Internet_20_link" text:visited-style-name="Visited_20_Internet_20_Link"><text:span text:style-name="T9">vandanamd@pes.edu</text:span></text:a></text:p>
      <text:p text:style-name="P2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MT1" style:family="text">
      <style:text-properties officeooo:rsid="001ad2d0"/>
    </style:style>
    <style:style style:name="MT2" style:family="text">
      <style:text-properties officeooo:rsid="0014750b"/>
    </style:style>
    <style:style style:name="MT3" style:family="text">
      <style:text-properties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n 27</text:span> 201<text:span text:style-name="MT2">9</text:span><text:tab/>Rahul Yedida | Curriculum Vitae<text:tab/><text:span text:style-name="MT3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6-27T05:53:19.433135601</dc:date>
    <meta:editing-duration>PT40M48S</meta:editing-duration>
    <meta:editing-cycles>18</meta:editing-cycles>
    <meta:generator>LibreOffice/6.2.4.2.0$Linux_X86_64 LibreOffice_project/20$Build-2</meta:generator>
    <meta:document-statistic meta:table-count="1" meta:image-count="0" meta:object-count="0" meta:page-count="1" meta:paragraph-count="38" meta:word-count="230" meta:character-count="1727" meta:non-whitespace-character-count="1529"/>
  </office:meta>
</office:document-meta>
</file>